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eb19"/>
    </style:style>
    <style:style style:name="T2" style:family="text">
      <style:text-properties officeooo:rsid="0011de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ilmweb.no/streamingguide/film/52622" text:style-name="Internet_20_link" text:visited-style-name="Visited_20_Internet_20_Link">https://www.filmweb.no/streamingguide/film/52622</text:a> – <text:span text:style-name="T1">trailer</text:span></text:p>
      <text:p text:style-name="Standard"><text:a xlink:type="simple" xlink:href="https://en.wikipedia.org/wiki/The_Addams_Family" text:style-name="Internet_20_link" text:visited-style-name="Visited_20_Internet_20_Link">https://en.wikipedia.org/wiki/The_Addams_Family</text:a> – <text:span text:style-name="T1">wikipedia info</text:span></text:p>
      <text:p text:style-name="Standard"><text:a xlink:type="simple" xlink:href="https://www.imdb.com/title/tt1620981/" text:style-name="Internet_20_link" text:visited-style-name="Visited_20_Internet_20_Link">https://www.imdb.com/title/tt1620981/</text:a> - <text:span text:style-name="T2">link til IMD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10" meta:character-count="175" meta:non-whitespace-character-count="166"/>
  </office:meta>
</office:document-meta>
</file>